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e3e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h 14, 2024</text:p>
      <text:p text:style-name="Standard"/>
      <text:p text:style-name="Standard"/>
      <text:p text:style-name="Standard"/>
      <text:p text:style-name="Standard">To Whom It May Concern:</text:p>
      <text:p text:style-name="Standard"/>
      <text:p text:style-name="P1">I am writing to express my enthusiasm for the Solutions Consultant position at TCP Software, as advertised. With over 12 years of experience as a tech-savvy UX Designer adept in coding and a demonstrated ability to drive strategic solutions, I am eager to contribute to your team's success.</text:p>
      <text:p text:style-name="P1">The description of the Solutions Consultant role resonates strongly with my skill set and professional aspirations. Throughout my career, I have honed my ability to gather requirements, communicate effectively, and deliver tailored solutions that align with clients' business objectives. My experience in value-based demonstrations, and consultative questioning aligns well with the responsibilities outlined in your job description.</text:p>
      <text:p text:style-name="P1">In my previous roles at IBM, Dell, and HP, I consistently leveraged my technical expertise, communication skills, and user-centric approach to deliver impactful solutions. Notable achievements include automating front-end integration of AI/ML models, advocating for feature enhancements based on user research, and securing funding for UX initiatives.</text:p>
      <text:p text:style-name="P1">Furthermore, my proficiency in React, Node, Python, and SQL, coupled with my deep understanding of UX design principles and methodologies, uniquely positions me to excel in this role. I am particularly excited about the opportunity to leverage my technical acumen and problem-solving mentality to address challenges proactively, produce creative solutions, and ultimately enhance customer satisfaction.</text:p>
      <text:p text:style-name="P1">I am eager to bring my diverse background and passion for technology to TCP Software, and I am confident that my blend of technical expertise, communication skills, and user-centric approach will make me a valuable asset to your team. I look forward to the possibility of discussing how my experiences align with the needs of your organization.</text:p>
      <text:p text:style-name="P1">Thank you for considering my application. I am excited about the opportunity to contribute to the continued success of TCP Software. </text:p>
      <text:p text:style-name="P1"/>
      <text:p text:style-name="P1">Warm regards,</text:p>
      <text:p text:style-name="P1"/>
      <text:p text:style-name="P1">James Q. Thomps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Thompson</meta:initial-creator>
    <meta:creation-date>2024-03-14T08:32:26</meta:creation-date>
    <dc:date>2024-03-14T08:37:18</dc:date>
    <dc:creator>James Thompson</dc:creator>
    <meta:editing-duration>PT4M53S</meta:editing-duration>
    <meta:editing-cycles>2</meta:editing-cycles>
    <meta:generator>OpenOffice/4.1.15$Unix OpenOffice.org_project/4115m2$Build-9813</meta:generator>
    <meta:document-statistic meta:table-count="0" meta:image-count="0" meta:object-count="0" meta:page-count="1" meta:paragraph-count="10" meta:word-count="298" meta:character-count="2020"/>
  </office:meta>
</office:document-meta>
</file>